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546cm" fo:min-width="3.0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906cm" fo:min-width="2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2" style:family="graphic" style:parent-style-name="standard">
      <style:graphic-properties draw:stroke="none" svg:stroke-color="#ff3333" draw:fill="none" draw:fill-color="#ff3300" draw:textarea-horizontal-align="left" draw:auto-grow-height="true" draw:auto-grow-width="true" fo:min-height="1.423cm" fo:min-width="3.097cm"/>
    </style:style>
    <style:style style:name="gr13" style:family="graphic" style:parent-style-name="standard">
      <style:graphic-properties draw:textarea-horizontal-align="justify" draw:textarea-vertical-align="middle" draw:auto-grow-height="false" fo:min-height="5.084cm" fo:min-width="2.802cm"/>
    </style:style>
    <style:style style:name="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5.084cm" fo:min-width="2.80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3.342cm" fo:min-width="3.092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2.266cm" fo:min-width="2.9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73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3.164cm" fo:min-width="3.092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2.265cm" fo:min-width="3.0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9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73cm"/>
    </style:style>
    <style:style style:name="gr27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2.134cm" fo:min-width="3.097cm"/>
    </style:style>
    <style:style style:name="gr2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2.624cm" fo:min-width="3.092cm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2.444cm" fo:min-width="3.092cm"/>
    </style:style>
    <style:style style:name="gr32" style:family="graphic" style:parent-style-name="standard">
      <style:graphic-properties draw:textarea-horizontal-align="justify" draw:textarea-vertical-align="middle" draw:auto-grow-height="false" fo:min-height="1.008cm" fo:min-width="1.836cm"/>
    </style:style>
    <style:style style:name="gr33" style:family="graphic" style:parent-style-name="standard">
      <style:graphic-properties draw:textarea-horizontal-align="justify" draw:textarea-vertical-align="middle" draw:auto-grow-height="false" fo:min-height="1.008cm" fo:min-width="2.554cm"/>
    </style:style>
    <style:style style:name="gr34" style:family="graphic" style:parent-style-name="standard">
      <style:graphic-properties draw:textarea-horizontal-align="justify" draw:textarea-vertical-align="middle" draw:auto-grow-height="false" fo:min-height="1.008cm" fo:min-width="2.914cm"/>
    </style:style>
    <style:style style:name="gr3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0.866cm"/>
    </style:style>
    <style:style style:name="gr36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2.6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35cm"/>
    </style:style>
    <style:style style:name="gr3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2.6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48cm"/>
    </style:style>
    <style:style style:name="gr41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0.88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5cm"/>
    </style:style>
    <style:style style:name="gr4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0.9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96cm"/>
    </style:style>
    <style:style style:name="gr45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1.25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59cm"/>
    </style:style>
    <style:style style:name="gr4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2.77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511cm"/>
    </style:style>
    <style:style style:name="gr49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.433cm" fo:min-width="2.77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3300"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33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text-properties fo:color="#ce181e" fo:font-size="12pt" style:font-size-asian="12pt" style:font-size-complex="12pt"/>
    </style:style>
    <style:style style:name="P11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12" style:family="paragraph">
      <style:text-properties fo:color="#ed1c24" fo:font-size="12pt" style:font-size-asian="12pt" style:font-size-complex="12pt"/>
    </style:style>
    <style:style style:name="P13" style:family="paragraph">
      <loext:graphic-properties draw:fill="none" draw:fill-color="#ffffff"/>
      <style:text-properties fo:color="#ed1c24"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loext:graphic-properties draw:fill="none" draw:fill-color="#ffff00"/>
      <style:paragraph-properties fo:text-align="center"/>
    </style:style>
    <style:style style:name="P16" style:family="paragraph">
      <loext:graphic-properties draw:fill="none" draw:fill-color="#ffffff"/>
      <style:text-properties fo:color="#ff0000" fo:font-size="11pt" style:font-size-asian="11pt" style:font-size-complex="11pt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ff3300" fo:font-size="14pt" style:font-size-asian="14pt" style:font-size-complex="14pt"/>
    </style:style>
    <style:style style:name="T2" style:family="text">
      <style:text-properties fo:color="#ce181e" fo:font-size="12pt" style:font-size-asian="12pt" style:font-size-complex="12pt"/>
    </style:style>
    <style:style style:name="T3" style:family="text">
      <style:text-properties fo:color="#ed1c24" fo:font-size="12pt" style:font-size-asian="12pt" style:font-size-complex="12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0000" fo:font-size="11pt" style:font-size-asian="11pt" style:font-size-complex="11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xml:id="id1" draw:id="id1" draw:layer="layout" svg:width="7.051cm" svg:height="0.962cm" svg:x="4.826cm" svg:y="3.81cm">
          <draw:text-box>
            <text:p>system(command_line)</text:p>
          </draw:text-box>
        </draw:frame>
        <draw:frame draw:style-name="gr2" draw:text-style-name="P1" xml:id="id2" draw:id="id2" draw:layer="layout" svg:width="1.878cm" svg:height="0.962cm" svg:x="12.092cm" svg:y="6.096cm">
          <draw:text-box>
            <text:p>sh -c</text:p>
          </draw:text-box>
        </draw:frame>
        <draw:connector draw:style-name="gr3" draw:text-style-name="P3" draw:layer="layout" svg:x1="8.351cm" svg:y1="4.772cm" svg:x2="12.092cm" svg:y2="6.577cm" draw:start-shape="id1" draw:start-glue-point="2" draw:end-shape="id2" draw:end-glue-point="3" svg:d="M8351 4772v1805h3741" svg:viewBox="0 0 3742 1806">
          <text:p text:style-name="P2"><text:span text:style-name="T1">fork()/exec()</text:span></text:p>
        </draw:connector>
        <draw:frame draw:style-name="gr4" draw:text-style-name="P1" xml:id="id3" draw:id="id3" draw:layer="layout" svg:width="4.617cm" svg:height="0.962cm" svg:x="19.005cm" svg:y="7.674cm">
          <draw:text-box>
            <text:p>command_line</text:p>
          </draw:text-box>
        </draw:frame>
        <draw:connector draw:style-name="gr3" draw:text-style-name="P3" draw:layer="layout" svg:x1="13.031cm" svg:y1="7.058cm" svg:x2="19.005cm" svg:y2="8.155cm" draw:start-shape="id2" draw:start-glue-point="2" draw:end-shape="id3" svg:d="M13031 7058v1097h5974" svg:viewBox="0 0 5975 1098">
          <text:p text:style-name="P2"><text:span text:style-name="T1">fork()/exec()</text:span></text:p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" draw:text-style-name="P5" xml:id="id4" draw:id="id4" draw:layer="layout" svg:width="5.08cm" svg:height="2.54cm" svg:x="7.87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597cm" svg:height="1.673cm" svg:x="8.595cm" svg:y="7.366cm">
          <draw:text-box>
            <text:p text:style-name="P2">Application</text:p>
            <text:p text:style-name="P2">process</text:p>
          </draw:text-box>
        </draw:frame>
        <draw:custom-shape draw:style-name="gr8" draw:text-style-name="P5" xml:id="id5" draw:id="id5" draw:layer="layout" svg:width="4.826cm" svg:height="3.048cm" svg:x="14.4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8cm" svg:height="2.384cm" svg:x="14.945cm" svg:y="7.112cm">
          <draw:text-box>
            <text:p text:style-name="P2">Background</text:p>
            <text:p text:style-name="P2">shell</text:p>
            <text:p text:style-name="P2">process</text:p>
          </draw:text-box>
        </draw:frame>
        <draw:connector draw:style-name="gr10" draw:text-style-name="P7" draw:layer="layout" draw:type="lines" svg:x1="12.21cm" svg:y1="7.23cm" svg:x2="15.184cm" svg:y2="7.05cm" draw:start-shape="id4" draw:start-glue-point="11" draw:end-shape="id5" draw:end-glue-point="5" svg:d="M12210 7230v-873l2974-254v947" svg:viewBox="0 0 2975 1128">
          <text:p/>
        </draw:connector>
        <draw:frame draw:style-name="gr11" draw:text-style-name="P1" draw:layer="layout" svg:width="3.423cm" svg:height="0.962cm" svg:x="12.192cm" svg:y="5.388cm">
          <draw:text-box>
            <text:p>Command</text:p>
          </draw:text-box>
        </draw:frame>
        <draw:connector draw:style-name="gr3" draw:text-style-name="P7" draw:layer="layout" draw:type="lines" svg:x1="15.184cm" svg:y1="9.206cm" svg:x2="12.21cm" svg:y2="9.026cm" draw:start-shape="id5" draw:start-glue-point="7" draw:end-shape="id4" draw:end-glue-point="9" svg:d="M15184 9206v948l-2974-254v-874" svg:viewBox="0 0 2975 1129">
          <text:p text:style-name="P2">Result</text:p>
        </draw:connecto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6" draw:text-style-name="P5" draw:layer="layout" svg:width="5.08cm" svg:height="2.54cm" svg:x="4.318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2" draw:text-style-name="P8" draw:layer="layout" svg:width="3.597cm" svg:height="1.673cm" svg:x="5.039cm" svg:y="6.096cm">
          <draw:text-box>
            <text:p text:style-name="P2">Application</text:p>
            <text:p text:style-name="P2">process#1</text:p>
          </draw:text-box>
        </draw:frame>
        <draw:custom-shape draw:style-name="gr8" draw:text-style-name="P5" draw:layer="layout" svg:width="4.826cm" svg:height="3.048cm" svg:x="18.288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6" draw:layer="layout" svg:width="3.88cm" svg:height="2.384cm" svg:x="18.755cm" svg:y="5.842cm">
          <draw:text-box>
            <text:p text:style-name="P2">Background</text:p>
            <text:p text:style-name="P2">shell</text:p>
            <text:p text:style-name="P2">process</text:p>
          </draw:text-box>
        </draw:frame>
        <draw:g>
          <draw:polygon draw:style-name="gr13" draw:text-style-name="P2" draw:layer="layout" svg:width="3.301cm" svg:height="5.333cm" svg:x="12.192cm" svg:y="4.572cm" svg:viewBox="0 0 3302 5334" draw:points="0,5334 0,0 3302,0 3302,5334">
            <text:p/>
          </draw:polygon>
          <draw:path draw:style-name="gr14" draw:text-style-name="P9" draw:layer="layout" svg:width="0.337cm" svg:height="0.437cm" svg:x="13.277cm" svg:y="7.023cm" svg:viewBox="0 0 338 438" svg:d="M338 132v7l-1 7v7l-1 6-2 7-1 6-2 7-2 6-3 6-3 6-3 5-3 6-4 5-4 5-4 5-5 5-5 4-5 4-5 4-6 4-6 3-6 4-7 3-7 2-7 3-7 2-8 2-8 1-9 2h-8l-9 1h-9-129v171h-59v-438h184 9l10 1h9l8 1 8 2 8 1 8 2 7 2 8 3 6 3 7 3 6 3 6 3 5 4 6 4 5 4 4 5 5 4 4 5 3 5 4 5 3 6 3 6 2 6 3 6 2 6 1 7 2 6 1 7v7l1 7zM278 132v-10l-1-9-1-5-1-4-1-4-2-4-2-4-2-4-2-3-2-4-2-3-3-3-3-3-3-3-3-3-4-2-3-2-4-2-4-2-5-2-9-3-10-2-10-2-12-1-12-1h-118v173h120 13l11-1 11-2 10-3 9-3 4-2 4-2 3-2 4-2 3-3 3-3 3-2 3-4 3-3 2-3 2-4 2-3 2-4 1-4 2-4 1-5 2-9 1-9z">
            <text:p/>
          </draw:path>
          <draw:polygon draw:style-name="gr14" draw:text-style-name="P9" draw:layer="layout" svg:width="0.358cm" svg:height="0.436cm" svg:x="13.662cm" svg:y="7.022cm" svg:viewBox="0 0 359 437" draw:points="209,48 209,437 150,437 150,48 0,48 0,0 359,0 359,48">
            <text:p/>
          </draw:polygon>
          <draw:polygon draw:style-name="gr14" draw:text-style-name="P9" draw:layer="layout" svg:width="0.395cm" svg:height="0.437cm" svg:x="14.051cm" svg:y="7.022cm" svg:viewBox="0 0 396 438" draw:points="227,256 227,438 168,438 168,256 0,0 65,0 198,208 331,0 396,0">
            <text:p/>
          </draw:polygon>
        </draw:g>
        <draw:line draw:style-name="gr10" draw:text-style-name="P7" draw:layer="layout" svg:x1="8.89cm" svg:y1="5.842cm" svg:x2="12.192cm" svg:y2="5.842cm">
          <text:p/>
        </draw:line>
        <draw:line draw:style-name="gr10" draw:text-style-name="P7" draw:layer="layout" svg:x1="11.938cm" svg:y1="8.128cm" svg:x2="8.636cm" svg:y2="8.128cm">
          <text:p/>
        </draw:line>
        <draw:line draw:style-name="gr10" draw:text-style-name="P7" draw:layer="layout" svg:x1="15.748cm" svg:y1="5.842cm" svg:x2="18.542cm" svg:y2="5.842cm">
          <text:p/>
        </draw:line>
        <draw:line draw:style-name="gr10" draw:text-style-name="P7" draw:layer="layout" svg:x1="18.542cm" svg:y1="8.128cm" svg:x2="15.748cm" svg:y2="8.128cm">
          <text:p/>
        </draw:line>
        <draw:frame draw:style-name="gr11" draw:text-style-name="P1" draw:layer="layout" svg:width="3.423cm" svg:height="0.962cm" svg:x="8.89cm" svg:y="4.88cm">
          <draw:text-box>
            <text:p>Command</text:p>
          </draw:text-box>
        </draw:frame>
        <draw:frame draw:style-name="gr11" draw:text-style-name="P1" draw:layer="layout" svg:width="3.423cm" svg:height="0.962cm" svg:x="15.332cm" svg:y="4.88cm">
          <draw:text-box>
            <text:p>Command</text:p>
          </draw:text-box>
        </draw:frame>
        <draw:frame draw:style-name="gr15" draw:text-style-name="P1" draw:layer="layout" svg:width="2.297cm" svg:height="0.962cm" svg:x="9.398cm" svg:y="7.112cm">
          <draw:text-box>
            <text:p>Result</text:p>
          </draw:text-box>
        </draw:frame>
        <draw:frame draw:style-name="gr15" draw:text-style-name="P1" draw:layer="layout" svg:width="2.297cm" svg:height="0.962cm" svg:x="16.002cm" svg:y="7.112cm">
          <draw:text-box>
            <text:p>Result</text:p>
          </draw:text-box>
        </draw:frame>
        <draw:custom-shape draw:style-name="gr6" draw:text-style-name="P5" draw:layer="layout" svg:width="5.08cm" svg:height="2.54cm" svg:x="4.318cm" svg:y="13.4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6" draw:layer="layout" svg:width="3.597cm" svg:height="1.673cm" svg:x="5.039cm" svg:y="13.97cm">
          <draw:text-box>
            <text:p text:style-name="P2">Application</text:p>
            <text:p text:style-name="P2">process#2</text:p>
          </draw:text-box>
        </draw:frame>
        <draw:custom-shape draw:style-name="gr8" draw:text-style-name="P5" draw:layer="layout" svg:width="4.826cm" svg:height="3.048cm" svg:x="18.288cm" svg:y="13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6" draw:layer="layout" svg:width="3.88cm" svg:height="2.384cm" svg:x="18.755cm" svg:y="13.716cm">
          <draw:text-box>
            <text:p text:style-name="P2">Background</text:p>
            <text:p text:style-name="P2">shell</text:p>
            <text:p text:style-name="P2">process</text:p>
          </draw:text-box>
        </draw:frame>
        <draw:g>
          <draw:polygon draw:style-name="gr13" draw:text-style-name="P2" draw:layer="layout" svg:width="3.301cm" svg:height="5.333cm" svg:x="12.192cm" svg:y="12.446cm" svg:viewBox="0 0 3302 5334" draw:points="0,5334 0,0 3302,0 3302,5334">
            <text:p/>
          </draw:polygon>
          <draw:path draw:style-name="gr14" draw:text-style-name="P9" draw:layer="layout" svg:width="0.337cm" svg:height="0.437cm" svg:x="13.277cm" svg:y="14.897cm" svg:viewBox="0 0 338 438" svg:d="M338 132v7l-1 7v7l-1 6-2 7-1 6-2 7-2 6-3 6-3 6-3 5-3 6-4 5-4 5-4 5-5 5-5 4-5 4-5 4-6 4-6 3-6 4-7 3-7 2-7 3-7 2-8 2-8 1-9 2h-8l-9 1h-9-129v171h-59v-438h184 9l10 1h9l8 1 8 2 8 1 8 2 7 2 8 3 6 3 7 3 6 3 6 3 5 4 6 4 5 4 4 5 5 4 4 5 3 5 4 5 3 6 3 6 2 6 3 6 2 6 1 7 2 6 1 7v7l1 7zM278 132v-10l-1-9-1-5-1-4-1-4-2-4-2-4-2-4-2-3-2-4-2-3-3-3-3-3-3-3-3-3-4-2-3-2-4-2-4-2-5-2-9-3-10-2-10-2-12-1-12-1h-118v173h120 13l11-1 11-2 10-3 9-3 4-2 4-2 3-2 4-2 3-3 3-3 3-2 3-4 3-3 2-3 2-4 2-3 2-4 1-4 2-4 1-5 2-9 1-9z">
            <text:p/>
          </draw:path>
          <draw:polygon draw:style-name="gr14" draw:text-style-name="P9" draw:layer="layout" svg:width="0.358cm" svg:height="0.436cm" svg:x="13.662cm" svg:y="14.896cm" svg:viewBox="0 0 359 437" draw:points="209,48 209,437 150,437 150,48 0,48 0,0 359,0 359,48">
            <text:p/>
          </draw:polygon>
          <draw:polygon draw:style-name="gr14" draw:text-style-name="P9" draw:layer="layout" svg:width="0.395cm" svg:height="0.437cm" svg:x="14.051cm" svg:y="14.896cm" svg:viewBox="0 0 396 438" draw:points="227,256 227,438 168,438 168,256 0,0 65,0 198,208 331,0 396,0">
            <text:p/>
          </draw:polygon>
        </draw:g>
        <draw:line draw:style-name="gr10" draw:text-style-name="P7" draw:layer="layout" svg:x1="8.89cm" svg:y1="13.716cm" svg:x2="12.192cm" svg:y2="13.716cm">
          <text:p/>
        </draw:line>
        <draw:line draw:style-name="gr10" draw:text-style-name="P7" draw:layer="layout" svg:x1="11.938cm" svg:y1="16.002cm" svg:x2="8.636cm" svg:y2="16.002cm">
          <text:p/>
        </draw:line>
        <draw:line draw:style-name="gr10" draw:text-style-name="P7" draw:layer="layout" svg:x1="15.748cm" svg:y1="13.716cm" svg:x2="18.542cm" svg:y2="13.716cm">
          <text:p/>
        </draw:line>
        <draw:line draw:style-name="gr10" draw:text-style-name="P7" draw:layer="layout" svg:x1="18.542cm" svg:y1="16.002cm" svg:x2="15.748cm" svg:y2="16.002cm">
          <text:p/>
        </draw:line>
        <draw:frame draw:style-name="gr11" draw:text-style-name="P1" draw:layer="layout" svg:width="3.423cm" svg:height="0.962cm" svg:x="8.89cm" svg:y="12.754cm">
          <draw:text-box>
            <text:p>Command</text:p>
          </draw:text-box>
        </draw:frame>
        <draw:frame draw:style-name="gr11" draw:text-style-name="P1" draw:layer="layout" svg:width="3.423cm" svg:height="0.962cm" svg:x="15.332cm" svg:y="12.754cm">
          <draw:text-box>
            <text:p>Command</text:p>
          </draw:text-box>
        </draw:frame>
        <draw:frame draw:style-name="gr15" draw:text-style-name="P1" draw:layer="layout" svg:width="2.297cm" svg:height="0.962cm" svg:x="9.398cm" svg:y="14.986cm">
          <draw:text-box>
            <text:p>Result</text:p>
          </draw:text-box>
        </draw:frame>
        <draw:frame draw:style-name="gr15" draw:text-style-name="P1" draw:layer="layout" svg:width="2.297cm" svg:height="0.962cm" svg:x="16.002cm" svg:y="14.986cm">
          <draw:text-box>
            <text:p>Result</text:p>
          </draw:text-box>
        </draw:frame>
        <draw:frame draw:style-name="gr16" draw:text-style-name="P11" draw:layer="layout" svg:width="0.762cm" svg:height="2.621cm" svg:x="14.732cm" svg:y="6.096cm">
          <draw:text-box>
            <text:p text:style-name="P10"><text:span text:style-name="T2">SLAVE</text:span></text:p>
          </draw:text-box>
        </draw:frame>
        <draw:frame draw:style-name="gr17" draw:text-style-name="P13" draw:layer="layout" svg:width="0.762cm" svg:height="3.095cm" svg:x="12.192cm" svg:y="5.795cm">
          <draw:text-box>
            <text:p text:style-name="P12"><text:span text:style-name="T3">MASTER</text:span></text:p>
          </draw:text-box>
        </draw:frame>
        <draw:frame draw:style-name="gr16" draw:text-style-name="P11" draw:layer="layout" svg:width="0.762cm" svg:height="2.621cm" svg:x="14.732cm" svg:y="13.97cm">
          <draw:text-box>
            <text:p text:style-name="P10"><text:span text:style-name="T2">SLAVE</text:span></text:p>
          </draw:text-box>
        </draw:frame>
        <draw:frame draw:style-name="gr17" draw:text-style-name="P13" draw:layer="layout" svg:width="0.762cm" svg:height="3.095cm" svg:x="12.192cm" svg:y="13.716cm">
          <draw:text-box>
            <text:p text:style-name="P12"><text:span text:style-name="T3">MA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8" draw:text-style-name="P5" draw:layer="layout" svg:width="5.08cm" svg:height="5.08cm" svg:x="5.0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597cm" svg:height="1.673cm" svg:x="5.842cm" svg:y="4.423cm">
          <draw:text-box>
            <text:p text:style-name="P2">Application</text:p>
            <text:p text:style-name="P2">process#1</text:p>
          </draw:text-box>
        </draw:frame>
        <draw:custom-shape draw:style-name="gr19" draw:text-style-name="P5" draw:layer="layout" svg:width="4.826cm" svg:height="3.556cm" svg:x="17.80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8cm" svg:height="2.384cm" svg:x="18.472cm" svg:y="4.728cm">
          <draw:text-box>
            <text:p text:style-name="P2">Background</text:p>
            <text:p text:style-name="P2">shell</text:p>
            <text:p text:style-name="P2">process</text:p>
          </draw:text-box>
        </draw:frame>
        <draw:line draw:style-name="gr10" draw:text-style-name="P7" draw:layer="layout" svg:x1="10.414cm" svg:y1="5.842cm" svg:x2="17.78cm" svg:y2="5.842cm">
          <text:p/>
        </draw:line>
        <draw:frame draw:style-name="gr20" draw:text-style-name="P1" draw:layer="layout" svg:width="5.857cm" svg:height="0.962cm" svg:x="10.907cm" svg:y="4.826cm">
          <draw:text-box>
            <text:p>isystem(command)</text:p>
          </draw:text-box>
        </draw:frame>
        <draw:frame draw:style-name="gr21" draw:text-style-name="P1" draw:layer="layout" svg:width="3.173cm" svg:height="1.673cm" svg:x="6.096cm" svg:y="6.35cm">
          <draw:text-box>
            <text:p>libisys.so</text:p>
            <text:p>libpdip.so</text:p>
          </draw:text-box>
        </draw:frame>
        <draw:custom-shape draw:style-name="gr22" draw:text-style-name="P5" draw:layer="layout" svg:width="5.08cm" svg:height="4.826cm" svg:x="5.0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3.597cm" svg:height="1.673cm" svg:x="5.842cm" svg:y="12.446cm">
          <draw:text-box>
            <text:p text:style-name="P2">Application</text:p>
            <text:p text:style-name="P2">process#2</text:p>
          </draw:text-box>
        </draw:frame>
        <draw:custom-shape draw:style-name="gr19" draw:text-style-name="P5" draw:layer="layout" svg:width="4.826cm" svg:height="3.556cm" svg:x="17.52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88cm" svg:height="2.384cm" svg:x="17.993cm" svg:y="13.208cm">
          <draw:text-box>
            <text:p text:style-name="P2">Background</text:p>
            <text:p text:style-name="P2">shell</text:p>
            <text:p text:style-name="P2">process</text:p>
          </draw:text-box>
        </draw:frame>
        <draw:line draw:style-name="gr10" draw:text-style-name="P7" draw:layer="layout" svg:x1="10.16cm" svg:y1="14.224cm" svg:x2="17.526cm" svg:y2="14.224cm">
          <text:p/>
        </draw:line>
        <draw:frame draw:style-name="gr20" draw:text-style-name="P1" draw:layer="layout" svg:width="5.857cm" svg:height="0.962cm" svg:x="10.653cm" svg:y="13.208cm">
          <draw:text-box>
            <text:p>isystem(command)</text:p>
          </draw:text-box>
        </draw:frame>
        <draw:frame draw:style-name="gr21" draw:text-style-name="P1" draw:layer="layout" svg:width="3.173cm" svg:height="1.673cm" svg:x="6.096cm" svg:y="14.583cm">
          <draw:text-box>
            <text:p>libisys.so</text:p>
            <text:p>libpdip.so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3" draw:text-style-name="P5" draw:layer="layout" svg:width="5.08cm" svg:height="3.557cm" svg:x="2.7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3.597cm" svg:height="2.384cm" svg:x="3.556cm" svg:y="3.661cm">
          <draw:text-box>
            <text:p text:style-name="P2">Application</text:p>
            <text:p text:style-name="P2">process#1</text:p>
            <text:p text:style-name="P2">(librsys.so)</text:p>
          </draw:text-box>
        </draw:frame>
        <draw:custom-shape draw:style-name="gr8" draw:text-style-name="P5" draw:layer="layout" svg:width="4.826cm" svg:height="3.048cm" svg:x="21.082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826cm" svg:height="3.048cm" svg:x="20.82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6" draw:layer="layout" svg:width="3.389cm" svg:height="1.673cm" svg:x="21.295cm" svg:y="9.906cm">
          <draw:text-box>
            <text:p text:style-name="P2">shell</text:p>
            <text:p text:style-name="P2">processes</text:p>
          </draw:text-box>
        </draw:frame>
        <draw:frame draw:style-name="gr26" draw:text-style-name="P14" draw:layer="layout" svg:width="5.23cm" svg:height="0.839cm" svg:x="6.631cm" svg:y="7.497cm">
          <draw:text-box>
            <text:p><text:span text:style-name="T4">rsystem</text:span><text:span text:style-name="T5">(command)</text:span></text:p>
          </draw:text-box>
        </draw:frame>
        <draw:custom-shape draw:style-name="gr8" draw:text-style-name="P5" draw:layer="layout" svg:width="4.826cm" svg:height="3.048cm" svg:x="14.73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5" draw:layer="layout" svg:width="3.597cm" svg:height="2.384cm" svg:x="15.453cm" svg:y="9.652cm">
          <draw:text-box>
            <text:p text:style-name="P2">rsystemd</text:p>
            <text:p text:style-name="P2">process</text:p>
            <text:p text:style-name="P2">(libpdip.so)</text:p>
          </draw:text-box>
        </draw:frame>
        <draw:line draw:style-name="gr28" draw:text-style-name="P2" draw:layer="layout" svg:x1="19.558cm" svg:y1="10.922cm" svg:x2="20.828cm" svg:y2="10.922cm">
          <text:p/>
        </draw:line>
        <draw:custom-shape draw:style-name="gr29" draw:text-style-name="P2" draw:layer="layout" svg:width="2.794cm" svg:height="2.032cm" svg:x="10.668cm" svg:y="9.906cm">
          <text:p text:style-name="P2">socket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3.462cm" svg:y1="10.922cm" svg:x2="14.732cm" svg:y2="10.922cm">
          <text:p/>
        </draw:line>
        <draw:line draw:style-name="gr28" draw:text-style-name="P2" draw:layer="layout" svg:x1="7.112cm" svg:y1="6.246cm" svg:x2="10.668cm" svg:y2="10.16cm">
          <text:p/>
        </draw:line>
        <draw:custom-shape draw:style-name="gr30" draw:text-style-name="P5" draw:layer="layout" svg:width="5.08cm" svg:height="4.064cm" svg:x="1.01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3.597cm" svg:height="2.384cm" svg:x="1.778cm" svg:y="9.652cm">
          <draw:text-box>
            <text:p text:style-name="P2">Application</text:p>
            <text:p text:style-name="P2">process#2</text:p>
            <text:p text:style-name="P2">(librsys.so)</text:p>
          </draw:text-box>
        </draw:frame>
        <draw:line draw:style-name="gr28" draw:text-style-name="P2" draw:layer="layout" svg:x1="6.096cm" svg:y1="11.43cm" svg:x2="10.668cm" svg:y2="11.176cm">
          <text:p/>
        </draw:line>
        <draw:custom-shape draw:style-name="gr31" draw:text-style-name="P5" draw:layer="layout" svg:width="5.08cm" svg:height="3.81cm" svg:x="2.54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3.597cm" svg:height="2.384cm" svg:x="3.261cm" svg:y="15.494cm">
          <draw:text-box>
            <text:p text:style-name="P2">Application</text:p>
            <text:p text:style-name="P2">process#3</text:p>
            <text:p text:style-name="P2">(librsys.so)</text:p>
          </draw:text-box>
        </draw:frame>
        <draw:line draw:style-name="gr28" draw:text-style-name="P2" draw:layer="layout" svg:x1="7.62cm" svg:y1="16.256cm" svg:x2="10.668cm" svg:y2="11.938cm">
          <text:p/>
        </draw:line>
        <draw:frame draw:style-name="gr26" draw:text-style-name="P14" draw:layer="layout" svg:width="5.23cm" svg:height="0.839cm" svg:x="5.615cm" svg:y="10.552cm">
          <draw:text-box>
            <text:p><text:span text:style-name="T4">rsystem</text:span><text:span text:style-name="T5">(command)</text:span></text:p>
          </draw:text-box>
        </draw:frame>
        <draw:frame draw:style-name="gr26" draw:text-style-name="P14" draw:layer="layout" svg:width="5.23cm" svg:height="0.839cm" svg:x="6.858cm" svg:y="13.77cm">
          <draw:text-box>
            <text:p><text:span text:style-name="T4">rsystem</text:span><text:span text:style-name="T5">(command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32" draw:text-style-name="P2" xml:id="id6" draw:id="id6" draw:layer="layout" svg:width="3.302cm" svg:height="1.778cm" svg:x="1.778cm" svg:y="7.366cm">
          <text:p text:style-name="P2">F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7" draw:id="id7" draw:layer="layout" svg:width="4.318cm" svg:height="1.778cm" svg:x="9.144cm" svg:y="2.286cm">
          <text:p text:style-name="P2">ALLOCA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8" draw:id="id8" draw:layer="layout" svg:width="4.318cm" svg:height="1.778cm" svg:x="18.288cm" svg:y="3.81cm">
          <text:p text:style-name="P2">WAIT_EO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0" draw:id="id10" draw:layer="layout" svg:width="4.826cm" svg:height="1.778cm" svg:x="21.082cm" svg:y="12.446cm">
          <text:p text:style-name="P2">WAIT_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11" draw:id="id11" draw:layer="layout" svg:width="4.318cm" svg:height="1.778cm" svg:x="11.669cm" svg:y="8.99cm">
          <text:p text:style-name="P2">FREE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svg:x1="3.429cm" svg:y1="7.366cm" svg:x2="9.776cm" svg:y2="2.546cm" draw:start-shape="id6" draw:start-glue-point="4" draw:end-shape="id7" draw:end-glue-point="5" svg:d="M3429 7366c0-8371 6347-5961 6347-4820" svg:viewBox="0 0 6348 6039">
          <text:p/>
        </draw:connector>
        <draw:frame draw:style-name="gr35" draw:text-style-name="P16" draw:layer="layout" svg:width="1.366cm" svg:height="0.683cm" svg:x="3.048cm" svg:y="2.279cm">
          <draw:text-box>
            <text:p><text:span text:style-name="T6">LINK</text:span></text:p>
          </draw:text-box>
        </draw:frame>
        <draw:connector draw:style-name="gr10" draw:text-style-name="P7" draw:layer="layout" draw:type="curve" svg:x1="9.776cm" svg:y1="3.804cm" svg:x2="4.597cm" svg:y2="7.626cm" draw:start-shape="id7" draw:start-glue-point="7" draw:end-shape="id6" draw:end-glue-point="11" svg:d="M9776 3804c0 2868-5179 957-5179 3822" svg:viewBox="0 0 5180 3823">
          <text:p/>
        </draw:connector>
        <draw:frame draw:style-name="gr36" draw:text-style-name="P16" draw:layer="layout" svg:width="3.194cm" svg:height="0.683cm" svg:x="5.842cm" svg:y="4.826cm">
          <draw:text-box>
            <text:p><text:span text:style-name="T6">CLIENT_DCNX</text:span></text:p>
          </draw:text-box>
        </draw:frame>
        <draw:frame draw:style-name="gr37" draw:text-style-name="P17" draw:layer="layout" svg:width="3.499cm" svg:height="0.683cm" svg:x="5.842cm" svg:y="5.625cm">
          <draw:text-box>
            <text:p><text:span text:style-name="T7">Unlink client/shell</text:span></text:p>
          </draw:text-box>
        </draw:frame>
        <draw:frame draw:style-name="gr38" draw:text-style-name="P17" draw:layer="layout" svg:width="3.135cm" svg:height="0.683cm" svg:x="2.063cm" svg:y="3.085cm">
          <draw:text-box>
            <text:p><text:span text:style-name="T7">Link client/shell</text:span></text:p>
          </draw:text-box>
        </draw:frame>
        <draw:connector draw:style-name="gr10" draw:text-style-name="P7" draw:layer="layout" draw:type="curve" svg:x1="11.303cm" svg:y1="4.064cm" svg:x2="5.08cm" svg:y2="8.255cm" draw:start-shape="id7" draw:start-glue-point="8" draw:end-shape="id6" draw:end-glue-point="10" svg:d="M11303 4064c0 2794-2074 4191-6223 4191" svg:viewBox="0 0 6224 4192">
          <text:p/>
        </draw:connector>
        <draw:frame draw:style-name="gr39" draw:text-style-name="P16" draw:layer="layout" svg:width="3.19cm" svg:height="0.683cm" svg:x="10.018cm" svg:y="4.572cm">
          <draw:text-box>
            <text:p><text:span text:style-name="T6">Send cmd error</text:span></text:p>
          </draw:text-box>
        </draw:frame>
        <draw:frame draw:style-name="gr40" draw:text-style-name="P17" draw:layer="layout" svg:width="3.948cm" svg:height="1.115cm" svg:x="9.906cm" svg:y="5.08cm">
          <draw:text-box>
            <text:p><text:span text:style-name="T7">Send dummy status</text:span></text:p>
            <text:p><text:span text:style-name="T7">Unlink client/shell</text:span></text:p>
          </draw:text-box>
        </draw:frame>
        <draw:connector draw:style-name="gr10" draw:text-style-name="P7" draw:layer="layout" draw:type="curve" svg:x1="12.83cm" svg:y1="2.546cm" svg:x2="18.92cm" svg:y2="4.07cm" draw:start-shape="id7" draw:start-glue-point="11" draw:end-shape="id8" draw:end-glue-point="5" svg:d="M12830 2546c0-1141 6090-1903 6090 1524" svg:viewBox="0 0 6091 2488">
          <text:p/>
        </draw:connector>
        <draw:frame draw:style-name="gr41" draw:text-style-name="P16" draw:layer="layout" svg:width="1.387cm" svg:height="0.683cm" svg:x="15.377cm" svg:y="1.016cm">
          <draw:text-box>
            <text:p><text:span text:style-name="T6">CMD</text:span></text:p>
          </draw:text-box>
        </draw:frame>
        <draw:frame draw:style-name="gr42" draw:text-style-name="P17" draw:layer="layout" svg:width="2.75cm" svg:height="0.683cm" svg:x="14.281cm" svg:y="1.603cm">
          <draw:text-box>
            <text:p><text:span text:style-name="T7">Send to shell</text:span></text:p>
          </draw:text-box>
        </draw:frame>
        <draw:connector draw:style-name="gr10" draw:text-style-name="P7" xml:id="id9" draw:id="id9" draw:layer="layout" draw:type="curve" svg:x1="20.447cm" svg:y1="3.81cm" svg:x2="20.447cm" svg:y2="3.81cm" draw:start-shape="id8" draw:start-glue-point="4" draw:end-shape="id8" draw:end-glue-point="4" svg:d="M20447 3810z" svg:viewBox="0 0 1 1">
          <text:p/>
        </draw:connector>
        <draw:connector draw:style-name="gr10" draw:text-style-name="P7" draw:layer="layout" draw:type="curve" draw:line-skew="-0.708cm" svg:x1="20.447cm" svg:y1="3.81cm" svg:x2="21.974cm" svg:y2="4.07cm" draw:start-shape="id9" draw:start-glue-point="0" draw:end-shape="id8" draw:end-glue-point="11" svg:d="M20447 3810c0-1813 1527-1943 1527 260" svg:viewBox="0 0 1528 1637">
          <text:p/>
        </draw:connector>
        <draw:frame draw:style-name="gr43" draw:text-style-name="P16" draw:layer="layout" svg:width="1.48cm" svg:height="0.683cm" svg:x="20.066cm" svg:y="1.524cm">
          <draw:text-box>
            <text:p><text:span text:style-name="T6">DATA</text:span></text:p>
          </draw:text-box>
        </draw:frame>
        <draw:frame draw:style-name="gr44" draw:text-style-name="P17" draw:layer="layout" svg:width="3.296cm" svg:height="0.683cm" svg:x="19.348cm" svg:y="1.857cm">
          <draw:text-box>
            <text:p><text:span text:style-name="T7">Send to to client</text:span></text:p>
          </draw:text-box>
        </draw:frame>
        <draw:connector draw:style-name="gr10" draw:text-style-name="P7" draw:layer="layout" draw:type="curve" svg:x1="22.606cm" svg:y1="4.699cm" svg:x2="25.202cm" svg:y2="12.706cm" draw:start-shape="id8" draw:start-glue-point="10" draw:end-shape="id10" draw:end-glue-point="11" svg:d="M22606 4699c1731 0 2596 2669 2596 8007" svg:viewBox="0 0 2597 8008">
          <text:p/>
        </draw:connector>
        <draw:frame draw:style-name="gr45" draw:text-style-name="P16" draw:layer="layout" svg:width="1.759cm" svg:height="0.683cm" svg:x="24.13cm" svg:y="5.159cm">
          <draw:text-box>
            <text:p><text:span text:style-name="T6">Prompt</text:span></text:p>
          </draw:text-box>
        </draw:frame>
        <draw:frame draw:style-name="gr46" draw:text-style-name="P17" draw:layer="layout" svg:width="4.359cm" svg:height="0.683cm" svg:x="23.622cm" svg:y="5.667cm">
          <draw:text-box>
            <text:p><text:span text:style-name="T7">Send status rq to shell</text:span></text:p>
          </draw:text-box>
        </draw:frame>
        <draw:connector draw:style-name="gr10" draw:text-style-name="P7" draw:layer="layout" draw:type="curve" svg:x1="25.908cm" svg:y1="13.335cm" svg:x2="25.202cm" svg:y2="13.964cm" draw:start-shape="id10" draw:start-glue-point="10" draw:end-shape="id10" draw:end-glue-point="9" svg:d="M25908 13335c753 0 628 696 263 1139s-969 633-969-510" svg:viewBox="0 0 1259 1486">
          <text:p/>
        </draw:connector>
        <draw:connector draw:style-name="gr10" draw:text-style-name="P7" draw:layer="layout" draw:type="curve" draw:line-skew="1.976cm" svg:x1="23.495cm" svg:y1="14.224cm" svg:x2="2.261cm" svg:y2="8.884cm" draw:start-shape="id10" draw:start-glue-point="8" draw:end-shape="id6" draw:end-glue-point="7" svg:d="M23495 14224c0 3717-21234 6387-21234-5340" svg:viewBox="0 0 21235 8507">
          <text:p/>
        </draw:connector>
        <draw:frame draw:style-name="gr47" draw:text-style-name="P16" draw:layer="layout" svg:width="3.279cm" svg:height="0.683cm" svg:x="17.041cm" svg:y="17.018cm">
          <draw:text-box>
            <text:p><text:span text:style-name="T6">Prompt &amp; status</text:span></text:p>
          </draw:text-box>
        </draw:frame>
        <draw:frame draw:style-name="gr48" draw:text-style-name="P17" draw:layer="layout" svg:width="4.011cm" svg:height="1.115cm" svg:x="17.018cm" svg:y="17.443cm">
          <draw:text-box>
            <text:p><text:span text:style-name="T7">Send status to client</text:span></text:p>
            <text:p><text:span text:style-name="T7">Unlink client/shell</text:span></text:p>
          </draw:text-box>
        </draw:frame>
        <draw:connector draw:style-name="gr10" draw:text-style-name="P7" draw:layer="layout" draw:type="curve" svg:x1="21.788cm" svg:y1="13.964cm" svg:x2="3.429cm" svg:y2="9.144cm" draw:start-shape="id10" draw:start-glue-point="7" draw:end-shape="id6" draw:end-glue-point="8" svg:d="M21788 13964c0 1143-18359 3553-18359-4820" svg:viewBox="0 0 18360 6040">
          <text:p/>
        </draw:connector>
        <draw:frame draw:style-name="gr49" draw:text-style-name="P16" draw:layer="layout" svg:width="3.271cm" svg:height="0.683cm" svg:x="13.208cm" svg:y="14.478cm">
          <draw:text-box>
            <text:p><text:span text:style-name="T6">Read shell error</text:span></text:p>
          </draw:text-box>
        </draw:frame>
        <draw:frame draw:style-name="gr40" draw:text-style-name="P17" draw:layer="layout" svg:width="3.948cm" svg:height="1.115cm" svg:x="12.954cm" svg:y="15.141cm">
          <draw:text-box>
            <text:p><text:span text:style-name="T7">Send dummy status</text:span></text:p>
            <text:p><text:span text:style-name="T7">Unlink client/shell</text:span></text:p>
          </draw:text-box>
        </draw:frame>
        <draw:connector draw:style-name="gr10" draw:text-style-name="P7" draw:layer="layout" draw:type="curve" svg:x1="21.082cm" svg:y1="13.335cm" svg:x2="15.987cm" svg:y2="9.879cm" draw:start-shape="id10" draw:start-glue-point="6" draw:end-shape="id11" draw:end-glue-point="10" svg:d="M21082 13335c-3820 0-1273-3456-5095-3456" svg:viewBox="0 0 5096 3457">
          <text:p/>
        </draw:connector>
        <draw:frame draw:style-name="gr36" draw:text-style-name="P16" draw:layer="layout" svg:width="3.194cm" svg:height="0.683cm" svg:x="17.78cm" svg:y="11.509cm">
          <draw:text-box>
            <text:p><text:span text:style-name="T6">CLIENT_DCNX</text:span></text:p>
          </draw:text-box>
        </draw:frame>
        <draw:frame draw:style-name="gr37" draw:text-style-name="P17" draw:layer="layout" svg:width="3.499cm" svg:height="0.683cm" svg:x="17.583cm" svg:y="12.017cm">
          <draw:text-box>
            <text:p><text:span text:style-name="T7">Unlink client/shell</text:span></text:p>
          </draw:text-box>
        </draw:frame>
        <draw:frame draw:style-name="gr45" draw:text-style-name="P16" draw:layer="layout" svg:width="1.759cm" svg:height="0.683cm" svg:x="9.144cm" svg:y="9.144cm">
          <draw:text-box>
            <text:p><text:span text:style-name="T6">Prompt</text:span></text:p>
          </draw:text-box>
        </draw:frame>
        <draw:connector draw:style-name="gr10" draw:text-style-name="P7" draw:layer="layout" draw:type="curve" svg:x1="11.669cm" svg:y1="9.879cm" svg:x2="4.597cm" svg:y2="8.884cm" draw:start-shape="id11" draw:start-glue-point="6" draw:end-shape="id6" draw:end-glue-point="9" svg:d="M11669 9879c-4715 0-7072-331-7072-995" svg:viewBox="0 0 7073 996">
          <text:p/>
        </draw:connector>
        <draw:connector draw:style-name="gr10" draw:text-style-name="P7" draw:layer="layout" draw:type="curve" svg:x1="18.92cm" svg:y1="5.328cm" svg:x2="15.355cm" svg:y2="9.25cm" draw:start-shape="id8" draw:start-glue-point="7" draw:end-shape="id11" draw:end-glue-point="11" svg:d="M18920 5328c0 2943-3565 982-3565 3922" svg:viewBox="0 0 3566 3923">
          <text:p/>
        </draw:connector>
        <draw:frame draw:style-name="gr36" draw:text-style-name="P16" draw:layer="layout" svg:width="3.194cm" svg:height="0.683cm" svg:x="17.126cm" svg:y="6.35cm">
          <draw:text-box>
            <text:p><text:span text:style-name="T6">CLIENT_DCNX</text:span></text:p>
          </draw:text-box>
        </draw:frame>
        <draw:frame draw:style-name="gr37" draw:text-style-name="P17" draw:layer="layout" svg:width="3.499cm" svg:height="0.683cm" svg:x="16.821cm" svg:y="6.858cm">
          <draw:text-box>
            <text:p><text:span text:style-name="T7">Unlink client/shell</text:span></text:p>
          </draw:text-box>
        </draw:frame>
        <draw:connector draw:style-name="gr10" draw:text-style-name="P7" draw:layer="layout" draw:type="curve" draw:line-skew="2.793cm" svg:x1="18.288cm" svg:y1="4.699cm" svg:x2="5.08cm" svg:y2="8.255cm" draw:start-shape="id8" draw:start-glue-point="6" draw:end-shape="id6" draw:end-glue-point="10" svg:d="M18288 4699c-5715 0 889 3556-13208 3556" svg:viewBox="0 0 13209 3557">
          <text:p/>
        </draw:connector>
        <draw:frame draw:style-name="gr49" draw:text-style-name="P16" draw:layer="layout" svg:width="3.271cm" svg:height="0.683cm" svg:x="14.509cm" svg:y="4.826cm">
          <draw:text-box>
            <text:p><text:span text:style-name="T6">Read shell error</text:span></text:p>
          </draw:text-box>
        </draw:frame>
        <draw:frame draw:style-name="gr40" draw:text-style-name="P17" draw:layer="layout" svg:width="3.948cm" svg:height="1.115cm" svg:x="14.224cm" svg:y="5.235cm">
          <draw:text-box>
            <text:p><text:span text:style-name="T7">Send dummy status</text:span></text:p>
            <text:p><text:span text:style-name="T7">Unlink client/shell</text:span></text:p>
          </draw:text-box>
        </draw:frame>
        <draw:frame draw:style-name="gr44" draw:text-style-name="P17" draw:layer="layout" svg:width="3.296cm" svg:height="0.683cm" svg:x="24.39cm" svg:y="14.986cm">
          <draw:text-box>
            <text:p><text:span text:style-name="T7">Send to to client</text:span></text:p>
          </draw:text-box>
        </draw:frame>
        <draw:frame draw:style-name="gr43" draw:text-style-name="P16" draw:layer="layout" svg:width="1.48cm" svg:height="0.683cm" svg:x="25.448cm" svg:y="14.478cm">
          <draw:text-box>
            <text:p><text:span text:style-name="T6">DATA</text:span></text:p>
          </draw:text-box>
        </draw:frame>
        <draw:connector draw:style-name="gr10" draw:text-style-name="P7" draw:layer="layout" draw:type="curve" svg:x1="15.355cm" svg:y1="10.508cm" svg:x2="13.828cm" svg:y2="10.768cm" draw:start-shape="id11" draw:start-glue-point="9" draw:end-shape="id11" draw:end-glue-point="8" svg:d="M15355 10508c0 1143-1527 1013-1527 260" svg:viewBox="0 0 1528 843">
          <text:p/>
        </draw:connector>
        <draw:frame draw:style-name="gr43" draw:text-style-name="P16" draw:layer="layout" svg:width="1.48cm" svg:height="0.683cm" svg:x="14.732cm" svg:y="10.922cm">
          <draw:text-box>
            <text:p><text:span text:style-name="T6">DATA</text:span></text:p>
          </draw:text-box>
        </draw:frame>
        <draw:connector draw:style-name="gr10" draw:text-style-name="P7" draw:layer="layout" draw:type="curve" svg:x1="13.828cm" svg:y1="8.99cm" svg:x2="12.301cm" svg:y2="9.25cm" draw:start-shape="id11" draw:start-glue-point="4" draw:end-shape="id11" draw:end-glue-point="5" svg:d="M13828 8990c0-751-1527-881-1527 260" svg:viewBox="0 0 1528 841">
          <text:p/>
        </draw:connector>
        <draw:frame draw:style-name="gr36" draw:text-style-name="P16" draw:layer="layout" svg:width="3.194cm" svg:height="0.683cm" svg:x="11.538cm" svg:y="7.953cm">
          <draw:text-box>
            <text:p><text:span text:style-name="T6">CLIENT_DCNX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2:36:04.687201859</meta:creation-date>
    <dc:date>2018-04-05T10:17:38.056597911</dc:date>
    <meta:editing-duration>PT2H12M16S</meta:editing-duration>
    <meta:editing-cycles>31</meta:editing-cycles>
    <meta:generator>LibreOffice/5.4.5.1$Linux_X86_64 LibreOffice_project/40m0$Build-1</meta:generator>
    <meta:document-statistic meta:object-count="165"/>
  </office:meta>
</office:document-meta>
</file>